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1636"/>
    </style:style>
    <style:style style:name="P2" style:family="paragraph" style:parent-style-name="Standard">
      <style:text-properties style:font-name="Arial1" officeooo:rsid="00191636" officeooo:paragraph-rsid="00191636"/>
    </style:style>
    <style:style style:name="P3" style:family="paragraph" style:parent-style-name="Standard">
      <style:text-properties style:font-name="Arial1" officeooo:paragraph-rsid="00191636"/>
    </style:style>
    <style:style style:name="P4" style:family="paragraph" style:parent-style-name="Standard">
      <style:text-properties style:font-name="Arial1" fo:font-weight="bold" officeooo:rsid="00191636" officeooo:paragraph-rsid="00191636" style:font-weight-asian="bold" style:font-weight-complex="bold"/>
    </style:style>
    <style:style style:name="P5" style:family="paragraph" style:parent-style-name="Standard">
      <style:text-properties style:font-name="Arial1" fo:font-weight="bold" officeooo:rsid="00191636" officeooo:paragraph-rsid="001ac53d" style:font-weight-asian="bold" style:font-weight-complex="bold"/>
    </style:style>
    <style:style style:name="P6" style:family="paragraph" style:parent-style-name="Standard">
      <style:text-properties style:font-name="Arial1" fo:font-weight="bold" officeooo:rsid="001ac53d" officeooo:paragraph-rsid="001ac53d" style:font-weight-asian="bold" style:font-weight-complex="bold"/>
    </style:style>
    <style:style style:name="P7" style:family="paragraph" style:parent-style-name="Standard">
      <style:text-properties style:font-name="Arial1" fo:font-weight="normal" officeooo:rsid="001ac53d" officeooo:paragraph-rsid="001ac53d" style:font-weight-asian="normal" style:font-weight-complex="normal"/>
    </style:style>
    <style:style style:name="P8" style:family="paragraph" style:parent-style-name="Standard" style:list-style-name="L1">
      <style:text-properties style:font-name="Arial1" fo:font-weight="normal" officeooo:rsid="001ac53d" officeooo:paragraph-rsid="001ac53d" style:font-weight-asian="normal" style:font-weight-complex="normal"/>
    </style:style>
    <style:style style:name="P9" style:family="paragraph" style:parent-style-name="Standard" style:list-style-name="L1">
      <style:text-properties style:font-name="Arial1" fo:font-weight="normal" officeooo:rsid="001c7b0e" officeooo:paragraph-rsid="001c7b0e" style:font-weight-asian="normal" style:font-weight-complex="normal"/>
    </style:style>
    <style:style style:name="P10" style:family="paragraph" style:parent-style-name="Table_20_Contents">
      <style:text-properties style:font-name="Arial1"/>
    </style:style>
    <style:style style:name="P11" style:family="paragraph" style:parent-style-name="Table_20_Contents">
      <style:text-properties style:font-name="Arial1" officeooo:rsid="00191636" officeooo:paragraph-rsid="00191636"/>
    </style:style>
    <style:style style:name="P12" style:family="paragraph" style:parent-style-name="Table_20_Contents">
      <style:text-properties style:font-name="Arial1" style:text-underline-style="solid" style:text-underline-width="auto" style:text-underline-color="font-color" officeooo:rsid="00191636" officeooo:paragraph-rsid="00191636"/>
    </style:style>
    <style:style style:name="T1" style:family="text">
      <style:text-properties fo:font-size="11.5pt" fo:font-weight="bold" style:font-size-asian="11.5pt" style:font-weight-asian="bold"/>
    </style:style>
    <style:style style:name="T2" style:family="text">
      <style:text-properties fo:font-size="11.5pt" fo:font-weight="normal" style:font-size-asian="11.5pt" style:font-weight-asian="normal"/>
    </style:style>
    <style:style style:name="T3" style:family="text">
      <style:text-properties fo:font-size="11.5pt" fo:font-weight="normal" officeooo:rsid="00191636" style:font-size-asian="11.5pt" style:font-weight-asian="normal"/>
    </style:style>
    <style:style style:name="T4" style:family="text">
      <style:text-properties fo:font-size="11.5pt" style:font-size-asian="11.5pt"/>
    </style:style>
    <style:style style:name="T5" style:family="text">
      <style:text-properties fo:font-size="11.5pt" officeooo:rsid="001ac53d" style:font-size-asian="11.5pt"/>
    </style:style>
    <style:style style:name="T6" style:family="text">
      <style:text-properties fo:font-size="11.5pt" officeooo:rsid="001c7b0e" style:font-size-asian="11.5pt"/>
    </style:style>
    <style:style style:name="T7" style:family="text">
      <style:text-properties fo:font-size="11pt" fo:font-weight="normal" style:font-size-asian="11pt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ES Font de Sant LLuís <text:tab/><text:tab/><text:tab/><text:tab/><text:tab/><text:tab/> <text:s text:c="8"/></text:span><text:span text:style-name="T2">Curso 201</text:span><text:span text:style-name="T3">8</text:span><text:span text:style-name="T2">-201</text:span><text:span text:style-name="T3">9</text:span><text:span text:style-name="T2"> <text:tab/><text:line-break/></text:span><text:span text:style-name="T7">DWES <text:tab/></text:span><text:span text:style-name="T2"><text:tab/> <text:s text:c="25"/>2º DAW <text:tab/><text:tab/><text:tab/> <text:s text:c="5"/></text:span><text:span text:style-name="T3">2</text:span><text:span text:style-name="T2">ª EVALUACIÓN-B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La empresa de autobuses ALSA necesita una aplicación para la venta de Billetes de autobús. </text:span></text:p>
      <text:p text:style-name="P2"><text:span text:style-name="T2">Cada viaje tiene asignado un destino, fecha y un número de plazas . De cada asiento se almacena si está vendido o no, y el nombre del usuario que lo ha comprado (en su caso).</text:span></text:p>
      <text:p text:style-name="P2"><text:span text:style-name="T2"/></text:p>
      <text:p text:style-name="P7"><text:span text:style-name="T4">La base de datos está en el servidor de clase. Podeis <text:s/>acceder directamente a ella: </text:span></text:p>
      <text:p text:style-name="P6"><text:span text:style-name="T4">host 192.168.100.1. Usuario root, password root. </text:span></text:p>
      <text:p text:style-name="P7"><text:span text:style-name="T4">Tablas: viajes y asientos. (asientos enlaza a viajes con la clave externa viajes_id)</text:span></text:p>
      <text:p text:style-name="P2"><text:span text:style-name="T2"/></text:p>
      <text:p text:style-name="P2"><text:span text:style-name="T2"/></text:p>
      <text:p text:style-name="P4"><text:span text:style-name="T4">EJERCICIO 1 : </text:span><text:span text:style-name="T5">Listado de Viajes<text:line-break/></text:span></text:p>
      <text:p text:style-name="P2"><text:span text:style-name="T2"><text:s/>Muestra la lista de viajes, ordenado por fecha, de la forma:</text:span>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1">Destino</text:p>
          </table:table-cell>
          <table:table-cell table:style-name="Tabla1.A1" office:value-type="string">
            <text:p text:style-name="P11">Fecha</text:p>
          </table:table-cell>
          <table:table-cell table:style-name="Tabla1.A1" office:value-type="string">
            <text:p text:style-name="P11">Plazas</text:p>
          </table:table-cell>
          <table:table-cell table:style-name="Tabla1.A1" office:value-type="string">
            <text:p text:style-name="P11">Plazas libres</text:p>
          </table:table-cell>
          <table:table-cell table:style-name="Tabla1.E1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1">Barcelona</text:p>
          </table:table-cell>
          <table:table-cell table:style-name="Tabla1.A2" office:value-type="string">
            <text:p text:style-name="P11">26/7/2019</text:p>
          </table:table-cell>
          <table:table-cell table:style-name="Tabla1.A2" office:value-type="string">
            <text:p text:style-name="P11">50</text:p>
          </table:table-cell>
          <table:table-cell table:style-name="Tabla1.A2" office:value-type="string">
            <text:p text:style-name="P11">3</text:p>
          </table:table-cell>
          <table:table-cell table:style-name="Tabla1.E2" office:value-type="string">
            <text:p text:style-name="P12">VENDER</text:p>
          </table:table-cell>
        </table:table-row>
        <table:table-row>
          <table:table-cell table:style-name="Tabla1.A2" office:value-type="string">
            <text:p text:style-name="P11">Madrid</text:p>
          </table:table-cell>
          <table:table-cell table:style-name="Tabla1.A2" office:value-type="string">
            <text:p text:style-name="P11">27/7/2019</text:p>
          </table:table-cell>
          <table:table-cell table:style-name="Tabla1.A2" office:value-type="string">
            <text:p text:style-name="P11">3</text:p>
          </table:table-cell>
          <table:table-cell table:style-name="Tabla1.A2" office:value-type="string">
            <text:p text:style-name="P11">0</text:p>
          </table:table-cell>
          <table:table-cell table:style-name="Tabla1.E2" office:value-type="string">
            <text:p text:style-name="P11">Completo</text:p>
          </table:table-cell>
        </table:table-row>
      </table:table>
      <text:p text:style-name="P2"><text:span text:style-name="T2"/></text:p>
      <text:p text:style-name="P2"><text:span text:style-name="T2">Si hay plazas libres, aparece el botón VENDER</text:span></text:p>
      <text:p text:style-name="P2"><text:span text:style-name="T2"/></text:p>
      <text:p text:style-name="P4"><text:span text:style-name="T4">EJERCICIO 2: </text:span><text:span text:style-name="T5">Alta de viajes</text:span></text:p>
      <text:p text:style-name="P7"><text:span text:style-name="T4">Solicita los datos y crea el viaje y tantos asientos vacíos (ocupado=0) como plazas tenga el viaje, numerados desde el 1 en adelante. Al terminar, vuelve al listado de viajes</text:span></text:p>
      <text:p text:style-name="P7"><text:span text:style-name="T4"/></text:p>
      <text:p text:style-name="P5"><text:span text:style-name="T4">EJERCICIO </text:span><text:span text:style-name="T5">3</text:span><text:span text:style-name="T4">: </text:span><text:span text:style-name="T5">Venta </text:span><text:span text:style-name="T6">de billetes</text:span></text:p>
      <text:p text:style-name="P7"><text:span text:style-name="T4">Desde el botón VENDER del listado se accede a la venta de billetes. Impleméntela como consideres más conveniente. De los asientos vendidos se ha de actualizar el nombre del pasajero y poner ocupado=1</text:span></text:p>
      <text:p text:style-name="P7"><text:span text:style-name="T4"/></text:p>
      <text:p text:style-name="P7"><text:span text:style-name="T4"/></text:p>
      <text:p text:style-name="P7"><text:span text:style-name="T4">OBSERVACIONES:</text:span></text:p>
      <text:list xml:id="list205207460" text:style-name="L1">
        <text:list-item>
          <text:p text:style-name="P8"><text:span text:style-name="T4">Tienes libertad para desarrollarlo como quieras: “a pelo con PDO”, con el microframework o con tus propias clases de acceso a datos</text:span></text:p>
        </text:list-item>
        <text:list-item>
          <text:p text:style-name="P9"><text:span text:style-name="T4">Se valorará:</text:span></text:p>
          <text:list>
            <text:list-item>
              <text:p text:style-name="P9"><text:span text:style-name="T4">Correcta organización del código (MVC, ficheros de configuración, uso de clases…)</text:span></text:p>
            </text:list-item>
            <text:list-item>
              <text:p text:style-name="P9"><text:span text:style-name="T4">Habilitar validación de datos, tanto en formularios como reglas de negocio: no vender más asientos de los disponibles</text:span></text:p>
            </text:list-item>
            <text:list-item>
              <text:p text:style-name="P9"><text:span text:style-name="T4">Ampliaciones que se te ocurran que mejoren la funcionalidad (búsquedas, visualización de un viaje en forma de cuadrícula...</text:span></text:p>
            </text:list-item>
          </text:list>
        </text:list-item>
      </text:list>
      <text:p text:style-name="P7"><text:span text:style-name="T4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1:02:00</meta:creation-date>
    <dc:title>Para la resolución del exámen, crea una carpeta con tu nombre</dc:title>
    <meta:initial-creator>homec</meta:initial-creator>
    <dc:date>2019-02-21T09:14:58.176000000</dc:date>
    <meta:editing-duration>PT5M17S</meta:editing-duration>
    <meta:editing-cycles>1</meta:editing-cycles>
    <meta:document-statistic meta:table-count="1" meta:image-count="0" meta:object-count="0" meta:page-count="1" meta:paragraph-count="33" meta:word-count="286" meta:character-count="1737" meta:non-whitespace-character-count="1428"/>
    <meta:generator>LibreOffice/5.3.6.1$Windows_x86 LibreOffice_project/686f202eff87ef707079aeb7f485847613344eb7</meta:generator>
  </office:meta>
</office:document-meta>
</file>